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style:font-name="Liberation Serif" fo:font-size="10.5pt" fo:font-weight="normal" officeooo:rsid="0000b5ae" officeooo:paragraph-rsid="0000b5ae" fo:background-color="#1e1e1e"/>
    </style:style>
    <style:style style:name="P3" style:family="paragraph" style:parent-style-name="Standard">
      <style:text-properties officeooo:rsid="0000b5ae" officeooo:paragraph-rsid="0000b5ae"/>
    </style:style>
    <style:style style:name="P4" style:family="paragraph" style:parent-style-name="Standard">
      <style:text-properties officeooo:rsid="00029437" officeooo:paragraph-rsid="00029437"/>
    </style:style>
    <style:style style:name="T1" style:family="text">
      <style:text-properties fo:color="#808080" style:font-name="Consolas" fo:font-size="10.5pt" fo:font-weight="normal"/>
    </style:style>
    <style:style style:name="T2" style:family="text">
      <style:text-properties officeooo:rsid="000294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/>
      <text:p text:style-name="P3">Infelizmente, não consegui fazer nem metade do que pretendia. Tive muitas reuniões e processos no período, fora os trabalhos e aulas do MBA. </text:p>
      <text:p text:style-name="P3"/>
      <text:p text:style-name="P3">A parte de back eu cheguei a fazer a api GraphQl no Node, criei o banco no Postgres e fiz o node se conectar com o banco. Mas eu não consegui fazer a resposta do Postgres ser passada para a api. Sempre retornava null. Como não funcionou, não coloquei código aqui. </text:p>
      <text:p text:style-name="P3"/>
      <text:p text:style-name="P3"/>
      <text:p text:style-name="P3">Do front<text:span text:style-name="T2"> consegui conectar em api GraphQl, e montei toda a estrutura. Fiz todo o código pensando como um componente, que seria importado em projetos maiores. Porém, cometi um erro mensurando o projeto, e o código ficou com qualidade muito abaixo do que eu esperava. Cito abaixo os erros e como eu vou corrigir depois</text:span></text:p>
      <text:p text:style-name="P3"/>
      <text:p text:style-name="P4">Componentização e gerenciamento de estado. Não previ todas as interações entre componentes. Comecei montando só com hooks e sem nenhum tipo de state global. Então estava tendo que fazer muito drill down de props. (na parte de excluir por exemplo, subi o id do aluno até o componente parent que continha a lista). Com isso, também acabei deixando componentes muito grandes. No momento de refatorar, vou usar Context hook ou Redux, para poder componentizar bem mais. </text:p>
      <text:p text:style-name="P4"/>
      <text:p text:style-name="P4">Fui usar só um CSS module para cada parte do componente, e utilizando CSS (após ler na documentação do React que era melhor componentizar a usar Sass). Mesmo componetizando, vou colocar Sass. Senti falta de mixins, da identação do CSS e de outras funcionalidades. Também vou deixar um module para cada componente (ficou bagunçado assim). </text:p>
      <text:p text:style-name="P4"/>
      <text:p text:style-name="P4">Fiz um import da CDN do Goggle Icons direto no index.html. Não é a forma mais recomendada, mas achei desnecessário instalar pacotes para usar um ícone. Se no projeto final também só usasse isso, provavelmente iria preferir colocar um SVG. </text:p>
      <text:p text:style-name="P4"/>
      <text:p text:style-name="P4">Ainda vou continuar mexendo no projeto. Quero fazer funcionar toda a parte do back, e melhorar MUITO a parte do front, independente do resultado do processo seletiv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11-10T20:26:41.218000000</dc:date>
    <meta:editing-duration>PT1H28M13S</meta:editing-duration>
    <meta:editing-cycles>2</meta:editing-cycles>
    <meta:document-statistic meta:table-count="0" meta:image-count="0" meta:object-count="0" meta:page-count="1" meta:paragraph-count="7" meta:word-count="327" meta:character-count="1930" meta:non-whitespace-character-count="1604"/>
  </office:meta>
</office:document-meta>
</file>